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paragraph-properties fo:text-align="start" style:justify-single-word="false"/>
      <style:text-properties fo:language="en" fo:country="US"/>
    </style:style>
    <style:style style:name="P3" style:family="paragraph" style:parent-style-name="gL_5f_Fliesstext">
      <style:paragraph-properties fo:text-align="justify" style:justify-single-word="false"/>
      <style:text-properties fo:language="en" fo:country="US"/>
    </style:style>
    <style:style style:name="P4" style:family="paragraph" style:parent-style-name="gL_5f_Fliesstext">
      <style:text-properties fo:font-size="11pt" fo:language="en" fo:country="US" fo:font-weight="bold" style:font-size-asian="11pt" style:font-weight-asian="bold" style:font-size-complex="11pt" style:font-weight-complex="bold"/>
    </style:style>
    <style:style style:name="P5" style:family="paragraph" style:parent-style-name="gL_5f_Fliesstext_5f_Abstand_5f_davor">
      <style:paragraph-properties fo:text-align="start" style:justify-single-word="false"/>
    </style:style>
    <style:style style:name="P6" style:family="paragraph" style:parent-style-name="gL_5f_Fliesstext_5f_Abstand_5f_davor">
      <style:text-properties fo:language="en" fo:country="US"/>
    </style:style>
    <style:style style:name="P7" style:family="paragraph" style:parent-style-name="Text_20_body">
      <style:text-properties fo:language="en" fo:country="US"/>
    </style:style>
    <style:style style:name="P8" style:family="paragraph" style:parent-style-name="Text_20_body">
      <style:paragraph-properties fo:text-align="center" style:justify-single-word="false"/>
      <style:text-properties fo:text-transform="uppercase" fo:font-size="15pt" fo:language="en" fo:country="US" fo:background-color="transparent" style:font-size-asian="15pt" style:font-size-complex="15pt"/>
    </style:style>
    <style:style style:name="P9" style:family="paragraph" style:parent-style-name="gL_5f_Inhaltsverzeichnis_5f_DeSario_5f_Subtitle">
      <style:text-properties fo:language="en" fo:country="US"/>
    </style:style>
    <style:style style:name="P10" style:family="paragraph" style:parent-style-name="gL_5f_Inhaltsverzeichnis_5f_DeSario_5f_Subtitle">
      <style:text-properties fo:font-variant="normal" fo:text-transform="none" fo:color="#000000" fo:language="en" fo:country="US" fo:font-style="normal" style:font-size-asian="11pt" style:font-size-complex="11pt"/>
    </style:style>
    <style:style style:name="P11" style:family="paragraph" style:parent-style-name="gL_5f_Inhaltsverzeichnis_5f_DeSario">
      <style:paragraph-properties>
        <style:tab-stops>
          <style:tab-stop style:position="0.626cm"/>
          <style:tab-stop style:position="17.655cm"/>
          <style:tab-stop style:position="19.001cm" style:type="right"/>
        </style:tab-stops>
      </style:paragraph-properties>
    </style:style>
    <style:style style:name="P12" style:family="paragraph" style:parent-style-name="gL_5f_Bibelzitat_5f_Abstand_5f_davor_5f_ohne_5f_Einzug">
      <style:text-properties fo:language="en" fo:country="US"/>
    </style:style>
    <style:style style:name="P13" style:family="paragraph" style:parent-style-name="gL_5f_Titel">
      <style:paragraph-properties fo:text-align="center" style:justify-single-word="false" fo:break-before="page"/>
      <style:text-properties fo:language="en" fo:country="US" style:text-underline-style="solid" style:text-underline-width="auto" style:text-underline-color="font-color" fo:font-weight="bold"/>
    </style:style>
    <style:style style:name="P14" style:family="paragraph" style:parent-style-name="gL_5f_Fliesstext" style:list-style-name="">
      <style:text-properties fo:font-size="18pt" fo:language="en" fo:country="US" fo:font-weight="bold" style:font-size-asian="18pt" style:font-weight-asian="bold" style:font-size-complex="18pt" style:font-weight-complex="bold"/>
    </style:style>
    <style:style style:name="P15" style:family="paragraph" style:parent-style-name="gL_5f_Fliesstext" style:list-style-name="gL_5f_Liste_5f_unsortiert">
      <style:text-properties fo:language="en" fo:country="US"/>
    </style:style>
    <style:style style:name="P16" style:family="paragraph" style:parent-style-name="gL_5f_Fliesstext">
      <style:paragraph-properties fo:text-align="start" style:justify-single-word="false"/>
    </style:style>
    <style:style style:name="P17" style:family="paragraph" style:parent-style-name="gL_5f_Fliesstext_5f_Folge">
      <style:paragraph-properties fo:margin-left="0cm" fo:margin-right="0cm" fo:text-align="start" style:justify-single-word="false" fo:text-indent="0cm" style:auto-text-indent="false"/>
    </style:style>
    <style:style style:name="P18" style:family="paragraph" style:parent-style-name="gL_5f_Titel" style:master-page-name="gL_5f_Seitenvorlage_5f_mehr_5f_Platz_5f_Fusszeile">
      <style:paragraph-properties style:page-number="auto"/>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variant="normal" fo:text-transform="none" fo:color="#000000" fo:font-style="normal" style:font-size-asian="11pt" style:font-size-complex="11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T8" style:family="text">
      <style:text-properties fo:font-style="italic"/>
    </style:style>
    <style:style style:name="T9" style:family="text">
      <style:text-properties fo:font-style="italic" style:text-underline-style="solid" style:text-underline-width="auto" style:text-underline-color="font-color" fo:font-weight="bold"/>
    </style:style>
    <style:style style:name="T10" style:family="text">
      <style:text-properties fo:font-style="italic" fo:font-weight="bold"/>
    </style:style>
    <style:style style:name="T11" style:family="text">
      <style:text-properties fo:font-style="italic" fo:font-weight="bold" style:font-weight-asian="bold" style:font-weight-complex="bold"/>
    </style:style>
    <style:style style:name="T12" style:family="text">
      <style:text-properties style:text-underline-style="none"/>
    </style:style>
    <style:style style:name="T13" style:family="text">
      <style:text-properties fo:text-transform="capitalize"/>
    </style:style>
    <style:style style:name="T14" style:family="text">
      <style:text-properties fo:text-transform="capitalize" fo:color="#000000" fo:font-style="normal" style:font-size-asian="11pt" style:font-size-complex="11pt"/>
    </style:style>
    <style:style style:name="T15" style:family="text">
      <style:text-properties fo:text-transform="capitalize" style:text-underline-style="none"/>
    </style:style>
    <style:style style:name="T16" style:family="text">
      <style:text-propertie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xploding the Myths of Reformed Theology</text:p>
      <text:p text:style-name="P5"><text:span text:style-name="T1">Originally by Michael DeSario (Standing the Gap Ministries </text:span><text:a xlink:type="simple" xlink:href="http://www.standingthegap.org/">www.standingthegap.org</text:a><text:span text:style-name="T1">)</text:span></text:p>
      <text:p text:style-name="P2">The content was originally published in English. Following is only an excerpt of this document (Chapter 10)</text:p>
      <text:p text:style-name="P2">You can Email questions and comments at: <text:a xlink:type="simple" xlink:href="mailto:Holdingfirmly@gmail.com">Holdingfirmly@gmail.com</text:a> (English)</text:p>
      <text:p text:style-name="P1"><text:span text:style-name="T1">Link to the original document: </text:span><text:a xlink:type="simple" xlink:href="http://www.standingthegap.org/Exploding%20the%20Myths.pdf">http://www.standingthegap.org/Exploding%20the%20Myths.pdf</text:a></text:p>
      <text:p text:style-name="P1"><text:span text:style-name="T1">Link to the whole document: </text:span><text:a xlink:type="simple" xlink:href="http://gesundelehre.tk/download/english/summary_michael_desario_exploding_the_myths_of_reformed_theology.pdf">http://gesundelehre.tk/download/english/summary_michael_desario_exploding_the_myths_of_reformed_theology.pdf</text:a></text:p>
      <text:p text:style-name="P17"><text:span text:style-name="T1">Link to the German version of the document: </text:span><text:a xlink:type="simple" xlink:href="http://gesundelehre.tk/download/german/zusammenfassung_michael_desario_aufdecken_der_mythen_der_reformierten_theologie.pdf">http://gesundelehre.tk/download/german/zusammenfassung_michael_desario_aufdecken_der_mythen_der_reformierten_theologie.pdf</text:a></text:p>
      <text:p text:style-name="P4"/>
      <text:p text:style-name="P4"/>
      <text:h text:style-name="P14" text:outline-level="1">Index</text:h>
      <text:p text:style-name="gL_5f_Inhaltsverzeichnis_5f_DeSario">1.<text:tab/><text:span text:style-name="T13">Let the Wicked forsake his way</text:span><text:tab/>Page<text:tab/>2</text:p>
      <text:p text:style-name="P9">Discussion of Ability and Free Will vs born in sin, saved in sin and can never stop sinning.</text:p>
      <text:p text:style-name="P11">2.<text:tab/><text:span text:style-name="T13">Real Repentance</text:span><text:tab/>Page<text:tab/>4</text:p>
      <text:p text:style-name="P9">A Discussion of Repentance and faith proven by deeds. The purpose and effect of genuine repentance. The self cleansing of humility leading to reconciliation.</text:p>
      <text:p text:style-name="gL_5f_Inhaltsverzeichnis_5f_DeSario">3.<text:tab/><text:span text:style-name="T13">Common Dispersions parroted by professing Christians</text:span><text:tab/>Page<text:tab/>6</text:p>
      <text:p text:style-name="gL_5f_Inhaltsverzeichnis_5f_DeSario">4.<text:tab/><text:span text:style-name="T13">What must I do to be saved? (What Must I do to inherit Eternal Life?)</text:span><text:tab/>Page<text:tab/>7</text:p>
      <text:p text:style-name="P9">A discussion on the true Gospel of Jesus Christ revealing the Synergy of faith establishing the law of love.</text:p>
      <text:p text:style-name="gL_5f_Inhaltsverzeichnis_5f_DeSario"><text:span text:style-name="T12">5.<text:tab/></text:span><text:span text:style-name="T15">Can you Sin and Not Die?</text:span><text:tab/>Page<text:tab/>8</text:p>
      <text:p text:style-name="P9">Examining Substitution and imputed righteousness against the warnings of willful sin in Hebrews 10:26. Explaining genuine righteousness and the<text:span text:style-name="T16"> healing of the mind through faith. Answering the charge of sinless perfect against Obedience to the truth.</text:span></text:p>
      <text:p text:style-name="gL_5f_Inhaltsverzeichnis_5f_DeSario">6.<text:tab/><text:span text:style-name="T13">Regeneration in Christ, the effects of the New Birth and transformation from Darkness to Light</text:span><text:tab/>Page<text:tab/>13</text:p>
      <text:p text:style-name="gL_5f_Inhaltsverzeichnis_5f_DeSario">7.<text:tab/><text:span text:style-name="T13">What the fallacy of Penal Substitution has done to the Gospel</text:span><text:tab/>Page<text:tab/>15</text:p>
      <text:p text:style-name="gL_5f_Inhaltsverzeichnis_5f_DeSario">8.<text:tab/><text:span text:style-name="T13">The Church as it is seen today compared to the Ekklesia of Scripture</text:span><text:tab/>Page<text:tab/>18</text:p>
      <text:p text:style-name="gL_5f_Inhaltsverzeichnis_5f_DeSario">9.<text:tab/><text:span text:style-name="T13">Exposing the myth of the visible and invisible church (Legitimizing the Illegitimate Church!)</text:span><text:tab/>Page<text:tab/>22</text:p>
      <text:p text:style-name="P9">Exposing the myth of the visible and invisible church supposedly qualified in the parable of the wheat<text:line-break/>and tares. Explaining why the preachers will not expose the sins of professed Christians in their churches.</text:p>
      <text:p text:style-name="gL_5f_Inhaltsverzeichnis_5f_DeSario">10.<text:tab/><text:span text:style-name="T13">Calling Evil Good and Good Evil</text:span><text:tab/>Page<text:tab/>25</text:p>
      <text:p text:style-name="P9">How the concept of Right and wrong has been reversed in our society at large.</text:p>
      <text:p text:style-name="gL_5f_Inhaltsverzeichnis_5f_DeSario">11.<text:tab/><text:span text:style-name="T13">Faithfulness to keeping the Commands of God</text:span><text:tab/>Page<text:tab/>28</text:p>
      <text:p text:style-name="P9">The True meaning of faith and how faith is perfected in Deeds. Exploding the mythical contradictions between faith and works imagined by the Reformers. Why ‘faith alone’ cannot Save the soul.</text:p>
      <text:p text:style-name="gL_5f_Inhaltsverzeichnis_5f_DeSario"><text:span text:style-name="T14">12.<text:tab/>Reaping what you Sow. (The inevitable consequences of sin)</text:span><text:span text:style-name="T3"><text:tab/>Page<text:tab/>31</text:span></text:p>
      <text:p text:style-name="P10">Exposing the fallacy of carnal Christians and how it is mocking God to live according to the flesh. Defining the true Nature of God’s Mercy and Righteous Judgments</text:p>
      <text:p text:style-name="P13">Exploding the Myths of Reformed Theology</text:p>
      <text:p text:style-name="P7"/>
      <text:p text:style-name="P8">Exposing the Myths of inability, born in sin, saved in sin and all the doctrinal fallacies necessitated by them.</text:p>
      <text:h text:style-name="gL_5f_Ueberschrift1" text:outline-level="1">Calling Evil Good and Good Evil</text:h>
      <text:p text:style-name="P12"><text:span text:style-name="T8">Woe unto them that call evil good, and good evil; that put darkness for light, and light for darkness; that put bitter for sweet, and sweet for bitter! </text:span><text:span text:style-name="T11">Isa5:20 </text:span></text:p>
      <text:p text:style-name="P6">The Bible paints a Sharp Contrast between the Righteous and the Wicked: <text:span text:style-name="T8">A Righteous man declares his honesty openly, But the witness of the unrighteous is deceitful </text:span>Prov12:10. However this Distinction has been transformed into a hundred shades of gray in the present day Professing Christian Churches. They take great pleasure <text:span text:style-name="T6">impugning the Righteous</text:span> and casting dispersions on the Pure of heart. But this is nothing new among those 'Wise' in their own eyes. For foolish and inconsiderate men, who have neither wisdom nor instruction, mock and deride the righteous, being eager to exalt themselves in their own conceits!</text:p>
      <text:p text:style-name="P6"><text:span text:style-name="T7">David said:</text:span> '<text:span text:style-name="T8">They who repaid me evil for good, Slandered me because I pursue Righteousness. And they threw away my love as though it was a stinking corpse!'</text:span> Ps37:21. Those who hold forth the Word of life, shining the Light of Reconciliation with God through Repentance and Faith Proven by Deeds, are often despised by the<text:span text:style-name="T6"> Self-</text:span> <text:span text:style-name="T6">professed Christians</text:span> who delight in their filthy rags, desperately wicked, wretched salvation in sin refuge. In their minds <text:span text:style-name="T4">NONE</text:span> are Righteous (Rom3:10) nor is there a person on earth who does not sin! (Ecc7:20) In their realm the very idea of a Righteous person doing the Right thing by faith working by love with a heart made Pure by Obedience to the faith is unattainable. They see all 'Christians' defiled to the core, but 'Saved' by Grace and 'Covered' by imputed righteousness. </text:p>
      <text:p text:style-name="P6">The deceitfulness of sin, springing up within their hearts has defiled their understanding (Heb12:15) As<text:span text:style-name="T6"> the Bible says:</text:span> <text:span text:style-name="T4">'</text:span><text:span text:style-name="T10">A person without discernment {between good &amp; evil} persuades himself to mingle with the unruly.'</text:span> Prov14:16. That's why among the incredulous Professed Christians <text:span text:style-name="T4">NOTHING</text:span> is Pure! They see everyone as a mirror image of themselves and anyone who denies it is a Liar.</text:p>
      <text:p text:style-name="P12">To the pure all things are pure, but to those who are defiled and unbelieving nothing is pure; but even their mind and conscience are defiled. They profess to know God, but in works they deny Him, being abominable, disobedient, and disqualified for every good work. <text:span text:style-name="T5">Titus1:15-16</text:span></text:p>
      <text:p text:style-name="P6">The Righteous have always been Slandered and disdained by the professing religious establishment who persist in sin. Paul said to them; '<text:span text:style-name="T9">Am I become your</text:span><text:span text:style-name="T10"> </text:span><text:span text:style-name="T9">enemy by telling you the truth</text:span><text:span text:style-name="T6">?'</text:span> This is often the response from those who use such passages as Rom3:10, Ecc7:20 as an <text:span text:style-name="T4">excuse</text:span> NOT to pursue Purity of heart or Cleansing from inward sin. 'Who can have a Pure heart or say they are clean from sin' they will proclaim, as quoting the rhetorical question in Proverbs 20:9, as though Scripture deems human Purity impossible. Yet the Lord Cries loudly; 'BLESSED<text:span text:style-name="T6"> are</text:span> <text:span text:style-name="T6">the </text:span><text:span text:style-name="T7">PURE</text:span><text:span text:style-name="T6"> in heart for they shall SEE God!'</text:span> Mt5:8 And 'Without holiness (purity) <text:span text:style-name="T4">NO ONE</text:span> will see the Lord! Heb12:14 </text:p>
      <text:p text:style-name="P6"><text:span text:style-name="T7">In the Bible the theme is;</text:span> '<text:span text:style-name="T8">He who Judges the unrighteous as righteous and the righteous as unrighteous is unclean and an abomination to God'</text:span> Prov17:16. BUT isn't this Exactly what the Fallacy of Transferred (or imputed) Righteousness does to the people who 'receive' it as truth? They remain desperately wicked in heart by their own admission and offer God only filthy rags of sin. They live contrary to God's Commands and call good evil and evil good.<text:span text:style-name="T6"> The </text:span><text:span text:style-name="T7">FEAR</text:span><text:span text:style-name="T6"> of the Lord is to </text:span><text:span text:style-name="T7">HATE</text:span><text:span text:style-name="T6"> Sin!</text:span> Ps97:10, <text:span text:style-name="T4">NOT</text:span> glory in it as though shameful behavior keeps you humble.</text:p>
      <text:p text:style-name="P6">"<text:span text:style-name="T10">Evil people hate the Wisdom and instruction of God and CHOOSE Not to fear the Lord</text:span>" Prov1:31. In this Professing Christians are exonerated from wrong doing by the fallacy of 'inbred' sin. <text:span text:style-name="T4">BUT</text:span> the Bible says that man sins by the<text:span text:style-name="T6"> wrong use of his</text:span> <text:span text:style-name="T6">free will,</text:span> <text:span text:style-name="T4">NOT</text:span> by a corrupt nature within. A person will do evil things with contempt if he 'believes' within himself he lacks the ability to resist the deceptions of sin. Prov13:11. This also will cause him to devise evil things and cast them as dispersions on the Righteous. Prov14:22. Thus again to the defiled (in heart) and incredulous by choice <text:soft-page-break/><text:span text:style-name="T4">NOTHING</text:span> is Pure!</text:p>
      <text:p text:style-name="P6">Scripture assures those who follow the Lord in Purity, Sincerity and Love; '<text:span text:style-name="T10">All who desire to live godly in Christ Jesus will suffer persecution</text:span>' 2Tim3:12. From the beginning this has been so, the Professed have always sought Justification in their sins. <text:span text:style-name="T4">WHY</text:span> did Cain slay his brother? Because Abel's Deeds were Righteous and his evil! (1Jh3:12-13, So do not marvel brethren if the world hates you!)<text:span text:style-name="T6"> The Lord tells us:</text:span></text:p>
      <text:p text:style-name="P12">Blessed are you when men hate you, And when they exclude you, And revile you, and cast out your name as evil, For the Son of Man's sake. Rejoice in that day and leap for joy! For indeed your reward is great in heaven, For in like manner their fathers did to the prophets. <text:span text:style-name="T5">Lk6:22-23 </text:span></text:p>
      <text:p text:style-name="P6">Yet in Professing Christian gatherings where everyone is a 'sinner<text:span text:style-name="T6"> saved by grace',</text:span> admittedly wretched to the core, the exact opposite is true. The World <text:span text:style-name="T4">LOVES</text:span> them and they Love the World! But to their audaciousness the Lord says: <text:span text:style-name="T10">Woe to you when all men speak well of you, For so did their fathers to the false prophets. Lk6:26</text:span> But they Judge Righteousness (doing what is right) as Un-Righteousness, in their minds---- <text:span text:style-name="T6">SELF-Righteousness!</text:span> If a person with a Purified heart is '<text:span text:style-name="T4">made sad'</text:span> because sin is abounding and excused by the Doctrines of men, they will devise more evil against him and conjure further false Judgments to impugn his character and strengthen the hand of the wicked. Ezk13:22 </text:p>
      <text:p text:style-name="P12">Because with lies you have made the heart of the righteous sad, whom I have not made sad; and you have strengthened the hands of the wicked, so that he does not turn from his wicked way to save his life. </text:p>
      <text:p text:style-name="P6"><text:span text:style-name="T6">It's a </text:span><text:span text:style-name="T7">LIE</text:span> to Promise the sinner Peace, healing and prosperity while he stubbornly refused to Cease from evil and Learn to do good! <text:span text:style-name="T4">Isa1:16</text:span>. The Pulpit Pundits keep crying Peace, Peace when there is no Peace in their attempts to slight the sins of the people with words that do not profit. (Jer6:14, 7:8-10) Sins of fornication, adultery, drunkenness, uncleanness and lust abound among them and<text:span text:style-name="T6"> STILL they Come</text:span> as 'the Lord's own' and sit before their altars and listen to the lovely songs and pleasurable soothing words believing that nothing evil will come upon them although they refuse to <text:span text:style-name="T4">DO</text:span> what the Lord has Commanded. (Ezk33:31-32, Jer23:17)</text:p>
      <text:p text:style-name="P12">They continually say to those who despise Me, The LORD has said, "You shall have peace"And to everyone who walks according to the dictates of his own heart, they say, 'No evil shall come upon you'.</text:p>
      <text:p text:style-name="P6"><text:span text:style-name="T6">The Bible Says that</text:span> Nothing unrighteous can ever be Pleasing to the Righteous Prov14:23. This is why they cannot abide in darkness or condone immoral behavior. <text:span text:style-name="T6">SIN is a Reproach</text:span> to any people, Prov14:14, and those who excuse it have denied the Truth!<text:span text:style-name="T6"> </text:span><text:span text:style-name="T7">Quote</text:span>: 'To fall is not as grievous as to lie where we have fallen, nor to be wounded so dreadful as after wounds to <text:span text:style-name="T4">REFUSE</text:span> healing' The Lord asks you to use your human Senses of Sight, Hearing and<text:span text:style-name="T6"> Understanding</text:span> to turn be converted to Him that He may <text:span text:style-name="T4">HEAL</text:span> you! Matt13:14-15. In that Man<text:span text:style-name="T6"> </text:span><text:span text:style-name="T7">LEARNS</text:span> to Do Good and seeks after the Light of Understanding through the Spirit of Wisdom, understanding, counsel, might, knowledge, godliness and fear of God. (Isa11:2-3)</text:p>
      <text:p text:style-name="P6">By accepting His gracious invitation to forsake your vises and sinful passions and desires in repentance (from which you lack spiritual discernment to know the truth) you will find this Healing with the<text:span text:style-name="T6"> Crown of Righteousness</text:span> and keep a <text:span text:style-name="T4">Straight Path</text:span> of understanding and knowledge. (Prov9:5-6, 2Tim4:8, Gal5:24, Rom6:4-6) </text:p>
      <text:p text:style-name="P6">Suffering for Righteousness sake is part of Counting the Cost of Discipleship. (Lk14f:28) To the True Saints of God it is considered a Badge of honor to suffer persecution for doing good and it is often at the hands of a Religious Establishment bent on our destruction because we expose their sins. The Bible speaks much of sharing in the suffering of Christ, who was also despised by the entrenched establishment and crucified.</text:p>
      <text:p text:style-name="P12">For to you it has been granted on behalf of Christ, not only to believe in Him, but also to suffer for His sake, <text:span text:style-name="T5">Phil1:29</text:span> </text:p>
      <text:p text:style-name="P12">And who is he who will harm you if you become followers of what is good? But even if you should suffer for righteousness' sake, you are blessed. "And do not be afraid of their threats, nor be troubled." But sanctify the Lord God in your hearts, and always be ready to give a defense to everyone who asks you a reason for the hope that is in you, with meekness and fear; having a good conscience, that when they defame you as evildoers, those who revile your good conduct in Christ may be ashamed. For it is better, if it is the will of God, to suffer for doing good than for doing evil. <text:soft-page-break/><text:span text:style-name="T5">1Pet3:13-17</text:span></text:p>
      <text:p text:style-name="P12">But what things were gain to me, these I have counted loss for Christ. Yet indeed I also count all things loss for the excellence of the knowledge of Christ Jesus my Lord, for whom I have suffered the loss of all things, and count them as rubbish, that I may gain Christ and be found in Him, not having my own righteousness, which is from the law, but that which is through faith in Christ, the righteousness which is from God by faith; that I may know Him and the power of His resurrection, and the fellowship of His sufferings, being conformed to His death, if, by any means, I may attain to the resurrection from the dead. <text:span text:style-name="T5">Phil3:7-11</text:span></text:p>
      <text:p text:style-name="P6">We Follow in the Steps of the Savior when the Professing Religious establishment World hates us!</text:p>
      <text:p text:style-name="P12"><text:span text:style-name="T6">If the world hates you, you know that it hated Me before it hated you. If you were of the</text:span> <text:span text:style-name="T6">world, the world would love its own.</text:span> Yet because you are not of the world, but I chose you out of the world, therefore the world hates you. Remember the word that I said to you, 'A servant is not greater than his master.' If they persecuted Me, they will also persecute you. If they kept My word, they will keep yours also. But all these things they will do to you for My name's sake, because they do not know Him who sent Me. If I had not come and spoken to them, they would have no sin, but now they have no excuse for their sin. He who hates Me hates My Father also. If I had not done among them the works which no one else did, they would have no sin; but now they have seen and also hated both Me and My Father. But this happened that the word might be fulfilled which is written in their law, 'They hated Me without a cause. <text:span text:style-name="T5">Jn15:18-25 </text:span></text:p>
      <text:p text:style-name="P6">Understand that they called the Master Beelzebub so how MUCH more will they call His Servants the same, Matt10:25. Further evidence that the present 'saved<text:span text:style-name="T6"> in sin'</text:span> establishment is bogus can be seen in what Jesus told His Disciples would happen to them by Preaching the Gospel. (and it certainly has absolutely NO resemblance to the festive religious environment the professed attend to) </text:p>
      <text:p text:style-name="P6"> </text:p>
      <text:p text:style-name="P6"><text:span text:style-name="T6">Be assured anyone who Preaches the Full Council of God will:</text:span> </text:p>
      <text:list xml:id="list20417881" text:style-name="gL_5f_Liste_5f_unsortiert">
        <text:list-item>
          <text:p text:style-name="P15">Be hated by the world for His Name's sake </text:p>
        </text:list-item>
        <text:list-item>
          <text:p text:style-name="P15">Persecuted and despised, rejected, ostracized, especially by the Religious establishment </text:p>
        </text:list-item>
        <text:list-item>
          <text:p text:style-name="P15">Family members will reject you </text:p>
        </text:list-item>
        <text:list-item>
          <text:p text:style-name="P15">They will call you the devil</text:p>
        </text:list-item>
      </text:list>
      <text:p text:style-name="P6"><text:span text:style-name="T7">Proverbs 14:12, 16:25</text:span> says there is a <text:span text:style-name="T4">way</text:span> that seems right to man but its end is the way of death. Such is the Wide Road professing Christians take who impugn the character of the Righteous. The Bible says that only 'sinners' pursue the righteous in such manner as to find fault in them. (Ps36:32)<text:span text:style-name="T6"> The works of the Righteous produce</text:span> <text:span text:style-name="T7">LIFE</text:span> (freedom from sin, purity of heart) only the ungodly produce iniquity, Ps10:17. When you tell people they are saved by Grace yet remain desperately wicked in heart, wretched to the core (sold under sin!) and can never be any better than a pile of filthy rags, you<text:span text:style-name="T6"> </text:span><text:span text:style-name="T7">DENY</text:span> the WORD of God!</text:p>
      <text:p text:style-name="P6"><text:span text:style-name="T6">For if 'Christians' are nothing more than a people addicted to various lust of the</text:span> <text:span text:style-name="T6">flesh</text:span> the Bible condemns as sin of disqualification, then true Righteousness is a fairy tale and the devil wins! Honestly isn't sin a <text:span text:style-name="T4">reproach</text:span> on any people as the Bible says? How can anyone of right conscience continue to sit under a Gospel that has produced such sordid results as we see in the present day churches? People are crying out in the misery that sin has wrought in their lives and the Church can only offer them a<text:span text:style-name="T6"> Magic Cloak</text:span> and vain prayer that God will clean them up if they faithfully attend their focus groups and read the latest books.<text:span text:style-name="T6"> NO Redemption, NO</text:span> <text:span text:style-name="T6">Release from Bondage, NO Purging the conscience</text:span> from the dead works of the flesh; Just a Vain assurance that God has made Provision and understands your struggles.</text:p>
      <text:p text:style-name="P6">Paul said such vile things as lust, uncleanness and filthiness of the flesh should<text:span text:style-name="T6"> </text:span><text:span text:style-name="T7">NOT</text:span><text:span text:style-name="T4"> </text:span><text:span text:style-name="T7">EVEN</text:span> be Named among those who Profess Christ! (Eph5:5-6) <text:span text:style-name="T4">YET</text:span> the addiction to internet Pornography is so rampant among Pastors and professing Christian men that organizations such as Promise Keepers can fill football Stadiums with attendees wallowing in it! NEVER are they told to<text:span text:style-name="T6"> </text:span><text:span text:style-name="T7">REPENT</text:span><text:span text:style-name="T6">, Come Clean, </text:span><text:span text:style-name="T7">TURN</text:span> from such things before it destroys their souls in Perdition; Books, CD's and Hype are NOT going to Save them!<text:span text:style-name="T6"> It's a hopeless addiction and vicious circle of repeated failure</text:span> <text:span text:style-name="T6">with </text:span><text:soft-page-break/><text:span text:style-name="T6">the only remedy True Repentance.</text:span> On top of this you have Professed Christians involved in every Kind of vile and unclean behavior, loving the world, dead toward God, making excuses all day long about inability, sin nature, magic covers, not of works, and the Pastors in full agreement. No Wonder they <text:span text:style-name="T4">Call good evil and evil good</text:span> for they <text:span text:style-name="T4">DO</text:span> things all day long that are<text:span text:style-name="T6"> </text:span><text:span text:style-name="T7">HATFUL to God</text:span> and take Pleasure in themselves and others doing even worse! </text:p>
      <text:p text:style-name="P3"><text:span text:style-name="T4">Genuine Spiritual Discernment is FAR From the Foolish!</text:span> Prov15:21 <text:span text:style-name="T8">Folly is joy to him who is destitute of discernment, But a man of understanding walks uprigh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L_5f_Inhaltsverzeichnis_5f_DeSario" style:display-name="gL_Inhaltsverzeichnis_DeSario" style:family="paragraph" style:parent-style-name="gL_5f_Fliesstext" style:class="text">
      <style:paragraph-properties fo:margin-top="0.3cm" fo:margin-bottom="0cm" fo:line-height="120%" fo:text-align="start" style:justify-single-word="false">
        <style:tab-stops>
          <style:tab-stop style:position="0.626cm"/>
          <style:tab-stop style:position="17.655cm"/>
          <style:tab-stop style:position="19.001cm" style:type="right"/>
        </style:tab-stops>
      </style:paragraph-properties>
      <style:text-properties fo:font-variant="normal" fo:text-transform="none" fo:color="#000000" style:font-name="TimesNewRoman1" fo:font-size="11pt" fo:language="en" fo:country="US" fo:font-style="normal" fo:font-weight="bold" style:font-size-asian="11pt" style:font-weight-asian="bold" style:font-size-complex="11pt" style:font-weight-complex="bold"/>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1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 Narrow"/>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ans Narrow"/>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ans Narrow"/>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5.24cm" fo:page-height="22.86cm" style:num-format="1" style:print-orientation="portrait" fo:margin-top="1.305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1.27cm" fo:margin-bottom="0.247cm" fo:margin-left="1.87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5.24cm" fo:page-height="22.86cm" style:num-format="1" style:print-orientation="portrait" fo:margin-top="1.27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15.24cm" fo:page-height="22.86cm" style:num-format="1" style:print-orientation="portrait" fo:margin-top="1.623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5</text:page-number></text:span><text:span text:style-name="MT1">/</text:span><text:span text:style-name="MT1"><text:page-count>5</text:page-count></text:span></text:p>
      </style:footer>
    </style:master-page>
    <style:master-page style:name="Konvert_20_0" style:display-name="Konvert 0" style:page-layout-name="Mpm4"/>
    <style:master-page style:name="Konvert_20_1" style:display-name="Konvert 1" style:page-layout-name="Mpm4"/>
    <style:master-page style:name="Konvert_20_2" style:display-name="Konvert 2" style:page-layout-name="Mpm4"/>
    <style:master-page style:name="Konvert_20_3" style:display-name="Konvert 3" style:page-layout-name="Mpm4"/>
    <style:master-page style:name="Konvert_20_4" style:display-name="Konvert 4" style:page-layout-name="Mpm4"/>
    <style:master-page style:name="Konvert_20_5" style:display-name="Konvert 5" style:page-layout-name="Mpm4"/>
    <style:master-page style:name="Konvert_20_6" style:display-name="Konvert 6" style:page-layout-name="Mpm4"/>
    <style:master-page style:name="Konvert_20_7" style:display-name="Konvert 7" style:page-layout-name="Mpm4"/>
    <style:master-page style:name="Konvert_20_8" style:display-name="Konvert 8" style:page-layout-name="Mpm4"/>
    <style:master-page style:name="Konvert_20_9" style:display-name="Konvert 9" style:page-layout-name="Mpm4"/>
    <style:master-page style:name="Konvert_20_10" style:display-name="Konvert 10" style:page-layout-name="Mpm4"/>
    <style:master-page style:name="Konvert_20_11" style:display-name="Konvert 11" style:page-layout-name="Mpm4"/>
    <style:master-page style:name="Konvert_20_12" style:display-name="Konvert 12" style:page-layout-name="Mpm4"/>
    <style:master-page style:name="Konvert_20_13" style:display-name="Konvert 13" style:page-layout-name="Mpm5"/>
    <style:master-page style:name="Konvert_20_14" style:display-name="Konvert 14" style:page-layout-name="Mpm4"/>
    <style:master-page style:name="Konvert_20_15" style:display-name="Konvert 15" style:page-layout-name="Mpm4"/>
    <style:master-page style:name="Konvert_20_16" style:display-name="Konvert 16" style:page-layout-name="Mpm6"/>
    <style:master-page style:name="Konvert_20_17" style:display-name="Konvert 17" style:page-layout-name="Mpm4"/>
    <style:master-page style:name="Konvert_20_18" style:display-name="Konvert 18" style:page-layout-name="Mpm4"/>
    <style:master-page style:name="Konvert_20_19" style:display-name="Konvert 19" style:page-layout-name="Mpm7"/>
    <style:master-page style:name="Konvert_20_20" style:display-name="Konvert 20" style:page-layout-name="Mpm4"/>
    <style:master-page style:name="Konvert_20_21" style:display-name="Konvert 21" style:page-layout-name="Mpm4"/>
    <style:master-page style:name="Konvert_20_22" style:display-name="Konvert 22" style:page-layout-name="Mpm4"/>
    <style:master-page style:name="Konvert_20_23" style:display-name="Konvert 23" style:page-layout-name="Mpm4"/>
    <style:master-page style:name="Konvert_20_24" style:display-name="Konvert 24" style:page-layout-name="Mpm4"/>
    <style:master-page style:name="Konvert_20_25" style:display-name="Konvert 25" style:page-layout-name="Mpm4"/>
    <style:master-page style:name="Konvert_20_26" style:display-name="Konvert 26" style:page-layout-name="Mpm6"/>
    <style:master-page style:name="Konvert_20_27" style:display-name="Konvert 27" style:page-layout-name="Mpm4"/>
    <style:master-page style:name="Konvert_20_28" style:display-name="Konvert 28" style:page-layout-name="Mpm4"/>
    <style:master-page style:name="Konvert_20_29" style:display-name="Konvert 29" style:page-layout-name="Mpm4"/>
    <style:master-page style:name="Konvert_20_30" style:display-name="Konvert 30" style:page-layout-name="Mpm4"/>
    <style:master-page style:name="Konvert_20_31" style:display-name="Konvert 31" style:page-layout-name="Mpm4"/>
    <style:master-page style:name="Konvert_20_32" style:display-name="Konvert 32" style:page-layout-name="Mpm4"/>
    <style:master-page style:name="Konvert_20_33" style:display-name="Konvert 33" style:page-layout-name="Mpm4"/>
    <style:master-page style:name="Konvert_20_34" style:display-name="Konvert 34" style:page-layout-name="Mpm4"/>
    <style:master-page style:name="Konvert_20_35" style:display-name="Konvert 35" style:page-layout-name="Mpm4"/>
    <style:master-page style:name="Konvert_20_36" style:display-name="Konvert 36" style:page-layout-name="Mpm4"/>
    <style:master-page style:name="Konvert_20_37" style:display-name="Konvert 37" style:page-layout-name="Mpm4"/>
    <style:master-page style:name="Konvert_20_38" style:display-name="Konvert 38" style:page-layout-name="Mpm4"/>
    <style:master-page style:name="Konvert_20_39" style:display-name="Konvert 39" style:page-layout-name="Mpm4"/>
    <style:master-page style:name="Konvert_20_40" style:display-name="Konvert 40" style:page-layout-name="Mpm4"/>
    <style:master-page style:name="Konvert_20_41" style:display-name="Konvert 41" style:page-layout-name="Mpm6"/>
    <style:master-page style:name="Konvert_20_42" style:display-name="Konvert 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9T17:03:21.37</meta:creation-date>
    <meta:editing-duration>PT08H23M20S</meta:editing-duration>
    <meta:editing-cycles>42</meta:editing-cycles>
    <meta:generator>OpenOffice.org/3.2$Win32 OpenOffice.org_project/320m12$Build-9483</meta:generator>
    <meta:initial-creator>Simon Ott</meta:initial-creator>
    <dc:date>2015-01-25T00:26:11.44</dc:date>
    <dc:creator>Simon Ott</dc:creator>
    <meta:document-statistic meta:table-count="0" meta:image-count="0" meta:object-count="0" meta:page-count="5" meta:paragraph-count="65" meta:word-count="2865" meta:character-count="16629"/>
  </office:meta>
</office:document-meta>
</file>